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, 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Arial" fo:font-size="10pt" fo:language="none" fo:country="none" style:font-name-asian="Arial" style:font-size-asian="10pt" style:language-asian="none" style:country-asian="none" style:font-name-complex="Arial" style:font-size-complex="10pt" style:language-complex="none" style:country-complex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91" office:value-type="string" calcext:value-type="string" table:number-columns-spanned="5" table:number-rows-spanned="6">
            <text:p>Se registran los resultados de los parámetros de configuración del servidor de cara al rendimiento. Éstos valores se encuentran en la consola de administración del servidor.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2" table:number-rows-repeated="6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, 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number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number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0:43:29.80171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1-02-27T12:23:24</meta:creation-date>
    <meta:editing-duration>PT20M6S</meta:editing-duration>
    <meta:editing-cycles>9</meta:editing-cycles>
    <meta:generator>LibreOffice/7.1.2.2$Linux_X86_64 LibreOffice_project/5751006d328844ba3fa6124ed263bbf122f0788a</meta:generator>
    <dc:date>2021-04-24T21:07:28.849130732</dc:date>
    <meta:document-statistic meta:table-count="1" meta:cell-count="4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2.2$Linux_X86_64 LibreOffice_project/5751006d328844ba3fa6124ed263bbf122f0788a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